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il å unngå:</text:p>
      <text:p text:style-name="P1">Husk (self) etter definering av funksjoner i klasser.</text:p>
      <text:p text:style-name="P1">Ved bruk av funksjoner må du huske () etter.</text:p>
      <text:p text:style-name="P1">Pass på bruk av _ i class-oppgaver.</text:p>
      <text:p text:style-name="P1"/>
      <text:p text:style-name="P1">Funksjoner å kunne:</text:p>
      <text:p text:style-name="P1">count</text:p>
      <text:p text:style-name="P1">g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irin Korvald</meta:initial-creator>
    <meta:creation-date>2017-11-20T20:15:20.80</meta:creation-date>
    <dc:date>2017-11-21T20:39:12.17</dc:date>
    <dc:creator>Eirin Korvald</dc:creator>
    <meta:editing-duration>PT1H23M41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7" meta:word-count="32" meta:character-count="173"/>
  </office:meta>
</office:document-meta>
</file>